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0e747f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font-weight="bold" officeooo:rsid="000e747f" style:font-weight-asian="bold" style:font-weight-complex="bold"/>
    </style:style>
    <style:style style:name="T2" style:family="text">
      <style:text-properties officeooo:rsid="000e74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0e747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🔄 Base Retort Exchanges: A ↔ B (Bank for Player A to use later)</text:p>
      <text:p text:style-name="Standard"/>
      <text:p text:style-name="Standard">🅰️ Player: </text:p>
      <text:p text:style-name="Standard">Your hands do tremble when you draw your string, You couldn’t strike a barn without a <text:span text:style-name="T1">debate</text:span>. <text:s/></text:p>
      <text:p text:style-name="Standard"/>
      <text:p text:style-name="Standard">🅱️ <text:span text:style-name="T2">NPC</text:span>: </text:p>
      <text:p text:style-name="Standard">Thou boast like knights who talk, not fight, Thy arrows always end up at the <text:span text:style-name="T3">gate.</text:span> </text:p>
      <text:p text:style-name="Standard"/>
      <text:p text:style-name="Standard">🅰️ Player: </text:p>
      <text:p text:style-name="Standard">You squint as though the sky offends, I’ve seen more skill in wedding <text:span text:style-name="T3">rings</text:span>. <text:s/></text:p>
      <text:p text:style-name="Standard"/>
      <text:p text:style-name="Standard">🅱️ <text:span text:style-name="T2">NPC</text:span>: </text:p>
      <text:p text:style-name="Standard">Your stance is twisted, like a drunk at sea, Your arrows dance like hens with <text:span text:style-name="T3">rings</text:span>. </text:p>
      <text:p text:style-name="Standard"/>
      <text:p text:style-name="Standard">🅰️ Player: </text:p>
      <text:p text:style-name="Standard">Your form is chaos, your grip unsure, A toddler's toss would serve as <text:span text:style-name="T3">well</text:span>. <text:s/></text:p>
      <text:p text:style-name="Standard"/>
      <text:p text:style-name="Standard">🅱️ <text:span text:style-name="T2">NPC</text:span>: </text:p>
      <text:p text:style-name="P1">You <text:span text:style-name="T4">hold your bow like a seagull</text:span>, No wonder half thy arrows <text:span text:style-name="T3">fell</text:span>. </text:p>
      <text:p text:style-name="Standard"/>
      <text:p text:style-name="Standard">🅰️ Player: </text:p>
      <text:p text:style-name="Standard">Your bow is fine, but skill is lacking, Each shot lands wide and draws no <text:span text:style-name="T3">fame</text:span>. <text:s/></text:p>
      <text:p text:style-name="Standard"/>
      <text:p text:style-name="Standard">🅱️ <text:span text:style-name="T2">NPC</text:span>: </text:p>
      <text:p text:style-name="Standard">You shoot with flair but lack the <text:span text:style-name="T2">talent</text:span>, The wind itself forgets your <text:span text:style-name="T3">name</text:span>.</text:p>
      <text:p text:style-name="Standard"/>
      <text:p text:style-name="Standard"/>
      <text:p text:style-name="Standard"/>
      <text:p text:style-name="Standard"/>
      <text:p text:style-name="P1">🅱️ Retort 1 – <text:span text:style-name="T3">gate</text:span></text:p>
      <text:p text:style-name="P1">Thou boast like knights who talk, not fight, Thy arrows always end up at the <text:span text:style-name="T3">gate</text:span>. <text:s/></text:p>
      <text:p text:style-name="Standard"/>
      <text:p text:style-name="P1">🅱️ Retort 2 – <text:span text:style-name="T3">rings</text:span> <text:s/></text:p>
      <text:p text:style-name="P1">Your stance is twisted, like a drunk at sea, Your arrows dance like hens with <text:span text:style-name="T3">rings</text:span>. <text:s/></text:p>
      <text:p text:style-name="Standard"/>
      <text:p text:style-name="P1">🅱️ Retort 3 – <text:span text:style-name="T1">fell</text:span></text:p>
      <text:p text:style-name="P1">You <text:span text:style-name="T4">hold your bow like a seagull</text:span>, No wonder half thy arrows <text:span text:style-name="T3">fell</text:span>.</text:p>
      <text:p text:style-name="Standard"/>
      <text:p text:style-name="P1">🅱️ Retort 4 – <text:span text:style-name="T1">name</text:span> <text:s/></text:p>
      <text:p text:style-name="P1">You shoot with flair but lack the <text:span text:style-name="T2">talent</text:span>, The wind itself forgets your <text:span text:style-name="T3">name</text:span>.</text:p>
      <text:p text:style-name="Standard"/>
      <text:p text:style-name="Standard"/>
      <text:p text:style-name="Standard"/>
      <text:p text:style-name="Standard"/>
      <text:p text:style-name="P2">Example Boss archery fight</text:p>
      <text:p text:style-name="Standard"/>
      <text:p text:style-name="Standard">Boss NPC: </text:p>
      <text:p text:style-name="Standard">Your breath is loud, your hands unsteady, You drop your shaft like cursed <text:span text:style-name="T3">things</text:span>. <text:s/></text:p>
      <text:p text:style-name="Standard"/>
      <text:p text:style-name="Standard">Player (reuses B Retort 2): </text:p>
      <text:p text:style-name="Standard">You draw as if your limbs protest, Your arrows dance like hens with <text:span text:style-name="T3">rings</text:span>.</text:p>
      <text:p text:style-name="Standard"/>
      <text:p text:style-name="Standard">Boss NPC: </text:p>
      <text:p text:style-name="Standard">Thy form is slack, thy spirit <text:span text:style-name="T3">dull</text:span>, A pig in armour has more grace. <text:s/></text:p>
      <text:p text:style-name="Standard"/>
      <text:p text:style-name="Standard">Player A (reuses B Retort 3): </text:p>
      <text:p text:style-name="Standard">You <text:span text:style-name="T4">hold your bow like a </text:span><text:span text:style-name="T1">seagull</text:span>, No wonder half thy arrows fell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21:46:14.068585117</meta:creation-date>
    <dc:date>2025-10-03T21:53:05.471494579</dc:date>
    <meta:editing-duration>PT6M52S</meta:editing-duration>
    <meta:editing-cycles>1</meta:editing-cycles>
    <meta:document-statistic meta:table-count="0" meta:image-count="0" meta:object-count="0" meta:page-count="2" meta:paragraph-count="34" meta:word-count="299" meta:character-count="1551" meta:non-whitespace-character-count="1247"/>
    <meta:generator>LibreOffice/25.8.1.1$Linux_X86_64 LibreOffice_project/54047653041915e595ad4e45cccea684809c77b5</meta:generator>
  </office:meta>
</office:document-meta>
</file>